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52f1"/>
    </style:style>
    <style:style style:name="P2" style:family="paragraph" style:parent-style-name="Standard">
      <style:paragraph-properties fo:text-align="center" style:justify-single-word="false"/>
      <style:text-properties officeooo:paragraph-rsid="000052f1"/>
    </style:style>
    <style:style style:name="P3" style:family="paragraph" style:parent-style-name="Standard">
      <style:paragraph-properties fo:break-before="page"/>
      <style:text-properties officeooo:paragraph-rsid="000052f1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officeooo:paragraph-rsid="000052f1"/>
    </style:style>
    <style:style style:name="P5" style:family="paragraph" style:parent-style-name="Header">
      <style:text-properties fo:font-size="10pt" officeooo:paragraph-rsid="000052f1" style:font-size-asian="10pt" style:font-size-complex="10pt"/>
    </style:style>
    <style:style style:name="P6" style:family="paragraph" style:parent-style-name="Footer">
      <style:text-properties fo:font-size="10pt" officeooo:paragraph-rsid="000052f1" style:font-size-asian="10pt" style:font-size-complex="10pt"/>
    </style:style>
    <style:style style:name="T1" style:family="text">
      <style:text-properties officeooo:rsid="000052f1"/>
    </style:style>
    <style:style style:name="T2" style:family="text">
      <style:text-properties fo:font-style="italic" officeooo:rsid="000052f1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401-TC1-DM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Patricia</text:span></text:p>
      <text:p text:style-name="P2"><text:span text:style-name="T1">Karyne</text:span></text:p>
      <text:p text:style-name="P2"><text:span text:style-name="T1">David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Remis dans le cadre du cours de</text:span></text:p>
      <text:p text:style-name="P2"><text:span text:style-name="T1">Armand Roy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Cégep de Drummondville</text:span></text:p>
      <text:p text:style-name="P2"><text:span text:style-name="T1">Lundi le?? mai 2013</text:span></text:p>
      <text:p text:style-name="P3"><text:span text:style-name="T1">Section I</text:span></text:p>
      <text:p text:style-name="P1"><text:span text:style-name="T1"/></text:p>
      <text:p text:style-name="P1"><text:span text:style-name="T1">Les informations qui circule dans une entreprise sont d'une importance capital pour le bon fonctionnement de l'entreprise.</text:span></text:p>
      <text:p text:style-name="P1"><text:span text:style-name="T1"/></text:p>
      <text:p text:style-name="P1"><text:span text:style-name="T1">Section II</text:span></text:p>
      <text:p text:style-name="P1"><text:span text:style-name="T1">(Patricia)</text:span></text:p>
      <text:p text:style-name="P1"><text:span text:style-name="T1"/></text:p>
      <text:p text:style-name="P1"><text:span text:style-name="T1">Section III</text:span></text:p>
      <text:p text:style-name="P1"><text:span text:style-name="T1"/></text:p>
      <text:p text:style-name="P1"><text:span text:style-name="T1">Différente loi régisse nos entreprise et nous oblige à trouver des solutions pour les respecter et prendre en compte la sécurité des renseignement personnel. </text:span></text:p>
      <text:p text:style-name="P1"><text:span text:style-name="T1"/></text:p>
      <text:p text:style-name="P1"><text:span text:style-name="T1">Au fédéral les lois sont : En résumé les renseignement doivent être en sécurité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Au provincial les lois sont : En résumé les renseignement doivent être en sécurité.</text:span></text:p>
      <text:p text:style-name="P1"><text:span text:style-name="T1"/></text:p>
      <text:p text:style-name="P1"><text:span text:style-name="T1">Section IV</text:span></text:p>
      <text:p text:style-name="P1"><text:span text:style-name="T1">(Karyn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0052f1" style:font-size-asian="10pt" style:font-size-complex="10pt"/>
    </style:style>
    <style:style style:name="MP2" style:family="paragraph" style:parent-style-name="Footer">
      <style:text-properties fo:font-size="10pt" officeooo:paragraph-rsid="000052f1" style:font-size-asian="10pt" style:font-size-complex="10pt"/>
    </style:style>
    <style:style style:name="MT1" style:family="text">
      <style:text-properties fo:font-style="italic" officeooo:rsid="000052f1" style:font-style-asian="italic" style:font-style-complex="italic"/>
    </style:style>
    <style:style style:name="MT2" style:family="text">
      <style:text-properties officeooo:rsid="000052f1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ystème d'information</text:span><text:span text:style-name="MT2"><text:tab/>401-TC1-DM<text:tab/>Patricia, Karyne</text:span></text:p>
        <text:p text:style-name="MP1"><text:span text:style-name="MT1">des entreprise</text:span><text:span text:style-name="MT2"><text:tab/>Hiver 2013<text:tab/>David</text:span></text:p>
      </style:header>
      <style:footer>
        <text:p text:style-name="MP2"><text:span text:style-name="MT1">L'information et la circulation en entreprise</text:span><text:span text:style-name="MT2"><text:tab/><text:tab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da </meta:initial-creator>
    <meta:creation-date>2013-04-13T20:02:55</meta:creation-date>
    <dc:date>2013-04-13T20:17:50</dc:date>
    <dc:creator>Dada </dc:creator>
    <meta:editing-duration>P0D</meta:editing-duration>
    <meta:editing-cycles>1</meta:editing-cycles>
    <meta:document-statistic meta:table-count="0" meta:image-count="0" meta:object-count="0" meta:page-count="2" meta:paragraph-count="21" meta:word-count="116" meta:character-count="740" meta:non-whitespace-character-count="643"/>
    <meta:generator>LibreOffice/3.6$Linux_x86 LibreOffice_project/360m1$Build-2</meta:generator>
  </office:meta>
</office:document-meta>
</file>